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Default scheduling" table:style-name="ta1">
        <table:shapes>
          <draw:frame draw:z-index="0" draw:style-name="gr1" svg:width="6.8508in" svg:height="4.4134in" svg:x="6.1248in" svg:y="0.3972in">
            <draw:object draw:notify-on-update-of-ranges="'Default scheduling'.D2:'Default scheduling'.D6 'Default scheduling'.D2:'Default scheduling'.D6 'Default scheduling'.A2:'Default scheduling'.A2 'Default scheduling'.F2:'Default scheduling'.F6 'Default scheduling'.D2:'Default scheduling'.D6 'Default scheduling'.A8:'Default scheduling'.A8 'Default scheduling'.F8:'Default scheduling'.F12 'Default scheduling'.D2:'Default scheduling'.D6 'Default scheduling'.A14:'Default scheduling'.A14 'Default scheduling'.F14:'Default scheduling'.F18 'Default scheduling'.D2:'Default scheduling'.D6 'Default scheduling'.A20:'Default scheduling'.A20 'Default scheduling'.F20:'Default scheduling'.F24 'Default scheduling'.D2:'Default scheduling'.D6 'Default scheduling'.A26:'Default scheduling'.A26 'Default scheduling'.F26:'Default scheduling'.F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i_max</text:p>
          </table:table-cell>
          <table:table-cell office:value-type="string">
            <text:p>t_max</text:p>
          </table:table-cell>
          <table:table-cell office:value-type="string">
            <text:p>num_threads</text:p>
          </table:table-cell>
          <table:table-cell office:value-type="string">
            <text:p>time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string">
            <text:p>10^3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office:value-type="float" office:value="29.4271">
            <text:p>29.4271</text:p>
          </table:table-cell>
          <table:table-cell table:formula="of:=[.E2]/[.E2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">
            <text:p>2</text:p>
          </table:table-cell>
          <table:table-cell office:value-type="float" office:value="31.3623">
            <text:p>31.3623</text:p>
          </table:table-cell>
          <table:table-cell table:formula="of:=[.E2]/[.E3]" office:value-type="float" office:value="0.938295341859494">
            <text:p>0.9382953419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 office:value-type="float" office:value="33.4897">
            <text:p>33.4897</text:p>
          </table:table-cell>
          <table:table-cell table:formula="of:=[.E2]/[.E4]" office:value-type="float" office:value="0.878691060236431">
            <text:p>0.8786910602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6">
            <text:p>6</text:p>
          </table:table-cell>
          <table:table-cell office:value-type="float" office:value="35.0952">
            <text:p>35.0952</text:p>
          </table:table-cell>
          <table:table-cell table:formula="of:=[.E2]/[.E5]" office:value-type="float" office:value="0.838493583168069">
            <text:p>0.8384935832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8">
            <text:p>8</text:p>
          </table:table-cell>
          <table:table-cell office:value-type="float" office:value="37.4078">
            <text:p>37.4078</text:p>
          </table:table-cell>
          <table:table-cell table:formula="of:=[.E2]/[.E6]" office:value-type="float" office:value="0.786656793502959">
            <text:p>0.786656793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10^4</text:p>
          </table:table-cell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office:value-type="float" office:value="54.0516">
            <text:p>54.0516</text:p>
          </table:table-cell>
          <table:table-cell table:formula="of:=[.E8]/[.E8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31.5142">
            <text:p>31.5142</text:p>
          </table:table-cell>
          <table:table-cell table:formula="of:=[.E8]/[.E9]" office:value-type="float" office:value="1.71515063050942">
            <text:p>1.7151506305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8.9537">
            <text:p>18.9537</text:p>
          </table:table-cell>
          <table:table-cell table:formula="of:=[.E8]/[.E10]" office:value-type="float" office:value="2.85177036673578">
            <text:p>2.8517703667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6">
            <text:p>6</text:p>
          </table:table-cell>
          <table:table-cell office:value-type="float" office:value="17.616">
            <text:p>17.616</text:p>
          </table:table-cell>
          <table:table-cell table:formula="of:=[.E8]/[.E11]" office:value-type="float" office:value="3.0683242506812">
            <text:p>3.0683242507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14.7401">
            <text:p>14.7401</text:p>
          </table:table-cell>
          <table:table-cell table:formula="of:=[.E8]/[.E12]" office:value-type="float" office:value="3.66697647912836">
            <text:p>3.666976479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10^5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float" office:value="102.436">
            <text:p>102.436</text:p>
          </table:table-cell>
          <table:table-cell table:formula="of:=[.E14]/[.E14]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float" office:value="100000">
            <text:p>100000</text:p>
          </table:table-cell>
          <table:table-cell office:value-type="float" office:value="2">
            <text:p>2</text:p>
          </table:table-cell>
          <table:table-cell office:value-type="float" office:value="88.3812">
            <text:p>88.3812</text:p>
          </table:table-cell>
          <table:table-cell table:formula="of:=[.E14]/[.E15]" office:value-type="float" office:value="1.1590247699737">
            <text:p>1.15902477</text:p>
          </table:table-cell>
        </table:table-row>
        <table:table-row table:style-name="ro1">
          <table:table-cell/>
          <table:table-cell table:number-columns-repeated="2" office:value-type="float" office:value="100000">
            <text:p>100000</text:p>
          </table:table-cell>
          <table:table-cell office:value-type="float" office:value="4">
            <text:p>4</text:p>
          </table:table-cell>
          <table:table-cell office:value-type="float" office:value="81.5339">
            <text:p>81.5339</text:p>
          </table:table-cell>
          <table:table-cell table:formula="of:=[.E14]/[.E16]" office:value-type="float" office:value="1.25636085113063">
            <text:p>1.2563608511</text:p>
          </table:table-cell>
        </table:table-row>
        <table:table-row table:style-name="ro1">
          <table:table-cell/>
          <table:table-cell table:number-columns-repeated="2" office:value-type="float" office:value="100000">
            <text:p>100000</text:p>
          </table:table-cell>
          <table:table-cell office:value-type="float" office:value="6">
            <text:p>6</text:p>
          </table:table-cell>
          <table:table-cell office:value-type="float" office:value="76.8701">
            <text:p>76.8701</text:p>
          </table:table-cell>
          <table:table-cell table:formula="of:=[.E14]/[.E17]" office:value-type="float" office:value="1.33258575180727">
            <text:p>1.3325857518</text:p>
          </table:table-cell>
        </table:table-row>
        <table:table-row table:style-name="ro1">
          <table:table-cell/>
          <table:table-cell table:number-columns-repeated="2" office:value-type="float" office:value="100000">
            <text:p>100000</text:p>
          </table:table-cell>
          <table:table-cell office:value-type="float" office:value="8">
            <text:p>8</text:p>
          </table:table-cell>
          <table:table-cell office:value-type="float" office:value="76.4195">
            <text:p>76.4195</text:p>
          </table:table-cell>
          <table:table-cell table:formula="of:=[.E14]/[.E18]" office:value-type="float" office:value="1.34044321148398">
            <text:p>1.34044321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10^6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1">
            <text:p>1</text:p>
          </table:table-cell>
          <table:table-cell office:value-type="float" office:value="62.9765">
            <text:p>62.9765</text:p>
          </table:table-cell>
          <table:table-cell table:formula="of:=[.E20]/[.E20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2">
            <text:p>2</text:p>
          </table:table-cell>
          <table:table-cell office:value-type="float" office:value="30.8785">
            <text:p>30.8785</text:p>
          </table:table-cell>
          <table:table-cell table:formula="of:=[.E20]/[.E21]" office:value-type="float" office:value="2.0394934987127">
            <text:p>2.0394934987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4">
            <text:p>4</text:p>
          </table:table-cell>
          <table:table-cell office:value-type="float" office:value="16.6765">
            <text:p>16.6765</text:p>
          </table:table-cell>
          <table:table-cell table:formula="of:=[.E20]/[.E22]" office:value-type="float" office:value="3.77636194645159">
            <text:p>3.7763619465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6">
            <text:p>6</text:p>
          </table:table-cell>
          <table:table-cell office:value-type="float" office:value="14.0949">
            <text:p>14.0949</text:p>
          </table:table-cell>
          <table:table-cell table:formula="of:=[.E20]/[.E23]" office:value-type="float" office:value="4.46803453731492">
            <text:p>4.4680345373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8">
            <text:p>8</text:p>
          </table:table-cell>
          <table:table-cell office:value-type="float" office:value="14.6286">
            <text:p>14.6286</text:p>
          </table:table-cell>
          <table:table-cell table:formula="of:=[.E20]/[.E24]" office:value-type="float" office:value="4.30502577143404">
            <text:p>4.305025771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10^7</text:p>
          </table:table-cell>
          <table:table-cell office:value-type="float" office:value="10000000">
            <text:p>1000000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59.8932">
            <text:p>59.8932</text:p>
          </table:table-cell>
          <table:table-cell table:formula="of:=[.E26]/[.E26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43.4637">
            <text:p>43.4637</text:p>
          </table:table-cell>
          <table:table-cell table:formula="of:=[.E26]/[.E27]" office:value-type="float" office:value="1.37800509390595">
            <text:p>1.3780050939</text:p>
          </table:table-cell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38.6703">
            <text:p>38.6703</text:p>
          </table:table-cell>
          <table:table-cell table:formula="of:=[.E26]/[.E28]" office:value-type="float" office:value="1.54881653361882">
            <text:p>1.5488165336</text:p>
          </table:table-cell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36.3853">
            <text:p>36.3853</text:p>
          </table:table-cell>
          <table:table-cell table:formula="of:=[.E26]/[.E29]" office:value-type="float" office:value="1.64608234644211">
            <text:p>1.6460823464</text:p>
          </table:table-cell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37.4347">
            <text:p>37.4347</text:p>
          </table:table-cell>
          <table:table-cell table:formula="of:=[.E26]/[.E30]" office:value-type="float" office:value="1.59993802541492">
            <text:p>1.5999380254</text:p>
          </table:table-cell>
        </table:table-row>
      </table:table>
      <table:table table:name="Chunk Sizes" table:style-name="ta1">
        <table:shapes>
          <draw:frame draw:z-index="0" draw:style-name="gr1" svg:width="7.6744in" svg:height="5.5909in" svg:x="6.0492in" svg:y="1.0575in">
            <draw:object draw:notify-on-update-of-ranges="'Chunk Sizes'.D1:'Chunk Sizes'.D1 'Chunk Sizes'.D2:'Chunk Sizes'.D14 'Chunk Sizes'.A2:'Chunk Sizes'.A2 'Chunk Sizes'.E2:'Chunk Sizes'.E14 'Chunk Sizes'.A16:'Chunk Sizes'.A16 'Chunk Sizes'.E16:'Chunk Sizes'.E28 'Chunk Sizes'.A30:'Chunk Sizes'.A30 'Chunk Sizes'.E30:'Chunk Sizes'.E4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i_max</text:p>
          </table:table-cell>
          <table:table-cell office:value-type="string">
            <text:p>t_max</text:p>
          </table:table-cell>
          <table:table-cell office:value-type="string">
            <text:p>chunk_size</text:p>
          </table:table-cell>
          <table:table-cell office:value-type="string">
            <text:p>time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string">
            <text:p>Static</text:p>
          </table:table-cell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office:value-type="float" office:value="83.102">
            <text:p>83.102</text:p>
          </table:table-cell>
          <table:table-cell table:formula="of:=[.E2]/[.E2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5">
            <text:p>5</text:p>
          </table:table-cell>
          <table:table-cell office:value-type="float" office:value="64.0987">
            <text:p>64.0987</text:p>
          </table:table-cell>
          <table:table-cell table:formula="of:=[.E2]/[.E3]" office:value-type="float" office:value="1.29646935117249">
            <text:p>1.2964693512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25">
            <text:p>25</text:p>
          </table:table-cell>
          <table:table-cell office:value-type="float" office:value="51.6177">
            <text:p>51.6177</text:p>
          </table:table-cell>
          <table:table-cell table:formula="of:=[.E2]/[.E4]" office:value-type="float" office:value="1.60995162512084">
            <text:p>1.6099516251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100">
            <text:p>100</text:p>
          </table:table-cell>
          <table:table-cell office:value-type="float" office:value="41.4548">
            <text:p>41.4548</text:p>
          </table:table-cell>
          <table:table-cell table:formula="of:=[.E2]/[.E5]" office:value-type="float" office:value="2.00464119957158">
            <text:p>2.0046411996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500">
            <text:p>500</text:p>
          </table:table-cell>
          <table:table-cell office:value-type="float" office:value="28.8423">
            <text:p>28.8423</text:p>
          </table:table-cell>
          <table:table-cell table:formula="of:=[.E2]/[.E6]" office:value-type="float" office:value="2.88125426890366">
            <text:p>2.8812542689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2500">
            <text:p>2500</text:p>
          </table:table-cell>
          <table:table-cell office:value-type="float" office:value="16.0497">
            <text:p>16.0497</text:p>
          </table:table-cell>
          <table:table-cell table:formula="of:=[.E2]/[.E7]" office:value-type="float" office:value="5.1777914851991">
            <text:p>5.1777914852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10000">
            <text:p>10000</text:p>
          </table:table-cell>
          <table:table-cell office:value-type="float" office:value="12.8766">
            <text:p>12.8766</text:p>
          </table:table-cell>
          <table:table-cell table:formula="of:=[.E2]/[.E8]" office:value-type="float" office:value="6.453722255875">
            <text:p>6.4537222559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50000">
            <text:p>50000</text:p>
          </table:table-cell>
          <table:table-cell office:value-type="float" office:value="13.0075">
            <text:p>13.0075</text:p>
          </table:table-cell>
          <table:table-cell table:formula="of:=[.E2]/[.E9]" office:value-type="float" office:value="6.38877570632328">
            <text:p>6.3887757063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250000">
            <text:p>250000</text:p>
          </table:table-cell>
          <table:table-cell office:value-type="float" office:value="16.8302">
            <text:p>16.8302</text:p>
          </table:table-cell>
          <table:table-cell table:formula="of:=[.E2]/[.E10]" office:value-type="float" office:value="4.93767156658863">
            <text:p>4.9376715666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500000">
            <text:p>500000</text:p>
          </table:table-cell>
          <table:table-cell office:value-type="float" office:value="28.9869">
            <text:p>28.9869</text:p>
          </table:table-cell>
          <table:table-cell table:formula="of:=[.E2]/[.E11]" office:value-type="float" office:value="2.86688124635611">
            <text:p>2.8668812464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750000">
            <text:p>750000</text:p>
          </table:table-cell>
          <table:table-cell office:value-type="float" office:value="48.4593">
            <text:p>48.4593</text:p>
          </table:table-cell>
          <table:table-cell table:formula="of:=[.E2]/[.E12]" office:value-type="float" office:value="1.71488238583719">
            <text:p>1.7148823858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1000000">
            <text:p>1000000</text:p>
          </table:table-cell>
          <table:table-cell office:value-type="float" office:value="65.8169">
            <text:p>65.8169</text:p>
          </table:table-cell>
          <table:table-cell table:formula="of:=[.E2]/[.E13]" office:value-type="float" office:value="1.26262403729133">
            <text:p>1.2626240373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5000000">
            <text:p>5000000</text:p>
          </table:table-cell>
          <table:table-cell office:value-type="float" office:value="65.5102">
            <text:p>65.5102</text:p>
          </table:table-cell>
          <table:table-cell table:formula="of:=[.E2]/[.E14]" office:value-type="float" office:value="1.26853528152868">
            <text:p>1.26853528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ynamic</text:p>
          </table:table-cell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office:value-type="string">
            <text:p>timeout</text:p>
          </table:table-cell>
          <table:table-cell table:formula="of:=[.E16]/[.E16]" office:value-type="float" office:value="0">
            <text:p>#VALUE!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5">
            <text:p>5</text:p>
          </table:table-cell>
          <table:table-cell office:value-type="float" office:value="255.298">
            <text:p>255.298</text:p>
          </table:table-cell>
          <table:table-cell table:formula="of:=[.E17]/[.E17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25">
            <text:p>25</text:p>
          </table:table-cell>
          <table:table-cell office:value-type="float" office:value="72.0365">
            <text:p>72.0365</text:p>
          </table:table-cell>
          <table:table-cell table:formula="of:=[.E17]/[.E18]" office:value-type="float" office:value="3.54400893991241">
            <text:p>3.5440089399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100">
            <text:p>100</text:p>
          </table:table-cell>
          <table:table-cell office:value-type="float" office:value="38.4348">
            <text:p>38.4348</text:p>
          </table:table-cell>
          <table:table-cell table:formula="of:=[.E17]/[.E19]" office:value-type="float" office:value="6.64236577268517">
            <text:p>6.6423657727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500">
            <text:p>500</text:p>
          </table:table-cell>
          <table:table-cell office:value-type="float" office:value="31.9482">
            <text:p>31.9482</text:p>
          </table:table-cell>
          <table:table-cell table:formula="of:=[.E17]/[.E20]" office:value-type="float" office:value="7.99099792789578">
            <text:p>7.9909979279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2500">
            <text:p>2500</text:p>
          </table:table-cell>
          <table:table-cell office:value-type="float" office:value="29.7392">
            <text:p>29.7392</text:p>
          </table:table-cell>
          <table:table-cell table:formula="of:=[.E17]/[.E21]" office:value-type="float" office:value="8.58456179049874">
            <text:p>8.5845617905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10000">
            <text:p>10000</text:p>
          </table:table-cell>
          <table:table-cell office:value-type="float" office:value="28.7995">
            <text:p>28.7995</text:p>
          </table:table-cell>
          <table:table-cell table:formula="of:=[.E17]/[.E22]" office:value-type="float" office:value="8.86466778937134">
            <text:p>8.8646677894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50000">
            <text:p>50000</text:p>
          </table:table-cell>
          <table:table-cell office:value-type="float" office:value="13.0075">
            <text:p>13.0075</text:p>
          </table:table-cell>
          <table:table-cell table:formula="of:=[.E17]/[.E23]" office:value-type="float" office:value="19.6269844320584">
            <text:p>19.6269844321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250000">
            <text:p>250000</text:p>
          </table:table-cell>
          <table:table-cell office:value-type="float" office:value="31.8409">
            <text:p>31.8409</text:p>
          </table:table-cell>
          <table:table-cell table:formula="of:=[.E17]/[.E24]" office:value-type="float" office:value="8.01792662895835">
            <text:p>8.017926629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500000">
            <text:p>500000</text:p>
          </table:table-cell>
          <table:table-cell office:value-type="float" office:value="44.7083">
            <text:p>44.7083</text:p>
          </table:table-cell>
          <table:table-cell table:formula="of:=[.E17]/[.E25]" office:value-type="float" office:value="5.7103043506463">
            <text:p>5.7103043506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750000">
            <text:p>750000</text:p>
          </table:table-cell>
          <table:table-cell office:value-type="float" office:value="61.3492">
            <text:p>61.3492</text:p>
          </table:table-cell>
          <table:table-cell table:formula="of:=[.E17]/[.E26]" office:value-type="float" office:value="4.1613908575825">
            <text:p>4.1613908576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1000000">
            <text:p>1000000</text:p>
          </table:table-cell>
          <table:table-cell office:value-type="float" office:value="73.167">
            <text:p>73.167</text:p>
          </table:table-cell>
          <table:table-cell table:formula="of:=[.E17]/[.E27]" office:value-type="float" office:value="3.48925061844821">
            <text:p>3.4892506184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5000000">
            <text:p>5000000</text:p>
          </table:table-cell>
          <table:table-cell office:value-type="float" office:value="73.8476">
            <text:p>73.8476</text:p>
          </table:table-cell>
          <table:table-cell table:formula="of:=[.E17]/[.E28]" office:value-type="float" office:value="3.45709271526766">
            <text:p>3.457092715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uided</text:p>
          </table:table-cell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office:value-type="float" office:value="27.8707">
            <text:p>27.8707</text:p>
          </table:table-cell>
          <table:table-cell table:formula="of:=[.E30]/[.E30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5">
            <text:p>5</text:p>
          </table:table-cell>
          <table:table-cell office:value-type="float" office:value="26.1388">
            <text:p>26.1388</text:p>
          </table:table-cell>
          <table:table-cell table:formula="of:=[.E30]/[.E31]" office:value-type="float" office:value="1.06625782361853">
            <text:p>1.0662578236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25">
            <text:p>25</text:p>
          </table:table-cell>
          <table:table-cell office:value-type="float" office:value="26.6074">
            <text:p>26.6074</text:p>
          </table:table-cell>
          <table:table-cell table:formula="of:=[.E30]/[.E32]" office:value-type="float" office:value="1.04747927268354">
            <text:p>1.0474792727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100">
            <text:p>100</text:p>
          </table:table-cell>
          <table:table-cell office:value-type="float" office:value="27.3169">
            <text:p>27.3169</text:p>
          </table:table-cell>
          <table:table-cell table:formula="of:=[.E30]/[.E33]" office:value-type="float" office:value="1.02027316423167">
            <text:p>1.0202731642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500">
            <text:p>500</text:p>
          </table:table-cell>
          <table:table-cell office:value-type="float" office:value="26.5854">
            <text:p>26.5854</text:p>
          </table:table-cell>
          <table:table-cell table:formula="of:=[.E30]/[.E34]" office:value-type="float" office:value="1.0483460846931">
            <text:p>1.0483460847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2500">
            <text:p>2500</text:p>
          </table:table-cell>
          <table:table-cell office:value-type="float" office:value="26.9193">
            <text:p>26.9193</text:p>
          </table:table-cell>
          <table:table-cell table:formula="of:=[.E30]/[.E35]" office:value-type="float" office:value="1.03534267235775">
            <text:p>1.0353426724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10000">
            <text:p>10000</text:p>
          </table:table-cell>
          <table:table-cell office:value-type="float" office:value="26.583">
            <text:p>26.583</text:p>
          </table:table-cell>
          <table:table-cell table:formula="of:=[.E30]/[.E36]" office:value-type="float" office:value="1.04844073279916">
            <text:p>1.0484407328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50000">
            <text:p>50000</text:p>
          </table:table-cell>
          <table:table-cell office:value-type="float" office:value="27.268">
            <text:p>27.268</text:p>
          </table:table-cell>
          <table:table-cell table:formula="of:=[.E31]/[.E37]" office:value-type="float" office:value="0.958588822062491">
            <text:p>0.9585888221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250000">
            <text:p>250000</text:p>
          </table:table-cell>
          <table:table-cell office:value-type="float" office:value="33.185">
            <text:p>33.185</text:p>
          </table:table-cell>
          <table:table-cell table:formula="of:=[.E31]/[.E38]" office:value-type="float" office:value="0.7876691276179">
            <text:p>0.7876691276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500000">
            <text:p>500000</text:p>
          </table:table-cell>
          <table:table-cell office:value-type="float" office:value="45.7112">
            <text:p>45.7112</text:p>
          </table:table-cell>
          <table:table-cell table:formula="of:=[.E30]/[.E39]" office:value-type="float" office:value="0.609712718108472">
            <text:p>0.6097127181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750000">
            <text:p>750000</text:p>
          </table:table-cell>
          <table:table-cell office:value-type="float" office:value="59.7761">
            <text:p>59.7761</text:p>
          </table:table-cell>
          <table:table-cell table:formula="of:=[.E30]/[.E40]" office:value-type="float" office:value="0.466251562079159">
            <text:p>0.4662515621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1000000">
            <text:p>1000000</text:p>
          </table:table-cell>
          <table:table-cell office:value-type="float" office:value="73.547">
            <text:p>73.547</text:p>
          </table:table-cell>
          <table:table-cell table:formula="of:=[.E30]/[.E41]" office:value-type="float" office:value="0.378950874950712">
            <text:p>0.378950875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office:value-type="float" office:value="5000000">
            <text:p>5000000</text:p>
          </table:table-cell>
          <table:table-cell office:value-type="float" office:value="73.585">
            <text:p>73.585</text:p>
          </table:table-cell>
          <table:table-cell table:formula="of:=[.E30]/[.E42]" office:value-type="float" office:value="0.378755181083101">
            <text:p>0.37875518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00:37:20</meta:creation-date>
    <meta:editing-duration>PT1H12M16S</meta:editing-duration>
    <meta:editing-cycles>4</meta:editing-cycles>
    <meta:generator>LibreOffice/3.5$Linux_x86 LibreOffice_project/350m1$Build-2</meta:generator>
    <meta:initial-creator>Jelte </meta:initial-creator>
    <dc:date>2012-11-19T02:06:28</dc:date>
    <dc:creator>Jelte </dc:creator>
    <meta:document-statistic meta:table-count="2" meta:cell-count="3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02cm" svg:height="11.211cm" xlink:href=".." xlink:type="simple" chart:class="chart:scatter" chart:style-name="ch1">
        <chart:title svg:x="5.165cm" svg:y="0.36cm" chart:style-name="ch2">
          <text:p>Speedup for different problemsizes</text:p>
        </chart:title>
        <chart:legend chart:legend-position="end" svg:x="15.343cm" svg:y="4.31cm" style:legend-expansion="high" chart:style-name="ch3"/>
        <chart:plot-area chart:style-name="ch4" table:cell-range-address="'Default scheduling'.D2:'Default scheduling'.D6 'Default scheduling'.A2:'Default scheduling'.A2 'Default scheduling'.F2:'Default scheduling'.F6 'Default scheduling'.A8:'Default scheduling'.A8 'Default scheduling'.F8:'Default scheduling'.F12 'Default scheduling'.A14:'Default scheduling'.A14 'Default scheduling'.F14:'Default scheduling'.F18 'Default scheduling'.A20:'Default scheduling'.A20 'Default scheduling'.F20:'Default scheduling'.F24 'Default scheduling'.A26:'Default scheduling'.A26 'Default scheduling'.F26:'Default scheduling'.F30" chart:data-source-has-labels="both" svg:x="1.359cm" svg:y="1.81cm" svg:width="13.717cm" svg:height="8.194cm">
          <chartooo:coordinate-region svg:x="2.086cm" svg:y="2.01cm" svg:width="12.896cm" svg:height="7.347cm"/>
          <chart:axis chart:dimension="x" chart:name="primary-x" chart:style-name="ch5" chartooo:axis-type="auto">
            <chart:title svg:x="6.824cm" svg:y="10.228cm" chart:style-name="ch6">
              <text:p>Number of threads</text:p>
            </chart:title>
            <chart:categories table:cell-range-address="'Default scheduling'.D2:'Default scheduling'.D6"/>
          </chart:axis>
          <chart:axis chart:dimension="y" chart:name="primary-y" chart:style-name="ch5">
            <chart:title svg:x="0.451cm" svg:y="6.626cm" chart:style-name="ch7">
              <text:p>Speedup</text:p>
            </chart:title>
            <chart:grid chart:style-name="ch8" chart:class="major"/>
          </chart:axis>
          <chart:series chart:style-name="ch9" chart:values-cell-range-address="'Default scheduling'.F2:'Default scheduling'.F6" chart:label-cell-address="'Default scheduling'.A2:'Default scheduling'.A2" chart:class="chart:scatter">
            <chart:domain table:cell-range-address="'Default scheduling'.D2:'Default scheduling'.D6"/>
            <chart:data-point chart:repeated="5"/>
          </chart:series>
          <chart:series chart:style-name="ch10" chart:values-cell-range-address="'Default scheduling'.F8:'Default scheduling'.F12" chart:label-cell-address="'Default scheduling'.A8:'Default scheduling'.A8" chart:class="chart:scatter">
            <chart:data-point chart:repeated="5"/>
          </chart:series>
          <chart:series chart:style-name="ch11" chart:values-cell-range-address="'Default scheduling'.F14:'Default scheduling'.F18" chart:label-cell-address="'Default scheduling'.A14:'Default scheduling'.A14" chart:class="chart:scatter">
            <chart:data-point chart:repeated="5"/>
          </chart:series>
          <chart:series chart:style-name="ch12" chart:values-cell-range-address="'Default scheduling'.F20:'Default scheduling'.F24" chart:label-cell-address="'Default scheduling'.A20:'Default scheduling'.A20" chart:class="chart:scatter">
            <chart:data-point chart:repeated="5"/>
          </chart:series>
          <chart:series chart:style-name="ch13" chart:values-cell-range-address="'Default scheduling'.F26:'Default scheduling'.F30" chart:label-cell-address="'Default scheduling'.A26:'Default scheduling'.A26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10^3</text:p>
                <draw:g>
                  <svg:desc>'Default scheduling'.A2:'Default scheduling'.A2</svg:desc>
                </draw:g>
              </table:table-cell>
              <table:table-cell office:value-type="string">
                <text:p>10^4</text:p>
                <draw:g>
                  <svg:desc>'Default scheduling'.A8:'Default scheduling'.A8</svg:desc>
                </draw:g>
              </table:table-cell>
              <table:table-cell office:value-type="string">
                <text:p>10^5</text:p>
                <draw:g>
                  <svg:desc>'Default scheduling'.A14:'Default scheduling'.A14</svg:desc>
                </draw:g>
              </table:table-cell>
              <table:table-cell office:value-type="string">
                <text:p>10^6</text:p>
                <draw:g>
                  <svg:desc>'Default scheduling'.A20:'Default scheduling'.A20</svg:desc>
                </draw:g>
              </table:table-cell>
              <table:table-cell office:value-type="string">
                <text:p>10^7</text:p>
                <draw:g>
                  <svg:desc>'Default scheduling'.A26:'Default scheduling'.A2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Default scheduling'.D2:'Default scheduling'.D6</svg:desc>
                </draw:g>
              </table:table-cell>
              <table:table-cell office:value-type="float" office:value="1">
                <text:p>1</text:p>
                <draw:g>
                  <svg:desc>'Default scheduling'.D2:'Default scheduling'.D6</svg:desc>
                </draw:g>
              </table:table-cell>
              <table:table-cell office:value-type="float" office:value="1">
                <text:p>1</text:p>
                <draw:g>
                  <svg:desc>'Default scheduling'.F2:'Default scheduling'.F6</svg:desc>
                </draw:g>
              </table:table-cell>
              <table:table-cell office:value-type="float" office:value="1">
                <text:p>1</text:p>
                <draw:g>
                  <svg:desc>'Default scheduling'.F8:'Default scheduling'.F12</svg:desc>
                </draw:g>
              </table:table-cell>
              <table:table-cell office:value-type="float" office:value="1">
                <text:p>1</text:p>
                <draw:g>
                  <svg:desc>'Default scheduling'.F14:'Default scheduling'.F18</svg:desc>
                </draw:g>
              </table:table-cell>
              <table:table-cell office:value-type="float" office:value="1">
                <text:p>1</text:p>
                <draw:g>
                  <svg:desc>'Default scheduling'.F20:'Default scheduling'.F24</svg:desc>
                </draw:g>
              </table:table-cell>
              <table:table-cell office:value-type="float" office:value="1">
                <text:p>1</text:p>
                <draw:g>
                  <svg:desc>'Default scheduling'.F26:'Default scheduling'.F3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38295341859494">
                <text:p>0.938295341859494</text:p>
              </table:table-cell>
              <table:table-cell office:value-type="float" office:value="1.71515063050942">
                <text:p>1.71515063050942</text:p>
              </table:table-cell>
              <table:table-cell office:value-type="float" office:value="1.1590247699737">
                <text:p>1.1590247699737</text:p>
              </table:table-cell>
              <table:table-cell office:value-type="float" office:value="2.0394934987127">
                <text:p>2.0394934987127</text:p>
              </table:table-cell>
              <table:table-cell office:value-type="float" office:value="1.37800509390595">
                <text:p>1.3780050939059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878691060236431">
                <text:p>0.878691060236431</text:p>
              </table:table-cell>
              <table:table-cell office:value-type="float" office:value="2.85177036673578">
                <text:p>2.85177036673578</text:p>
              </table:table-cell>
              <table:table-cell office:value-type="float" office:value="1.25636085113063">
                <text:p>1.25636085113063</text:p>
              </table:table-cell>
              <table:table-cell office:value-type="float" office:value="3.77636194645159">
                <text:p>3.77636194645159</text:p>
              </table:table-cell>
              <table:table-cell office:value-type="float" office:value="1.54881653361882">
                <text:p>1.5488165336188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38493583168069">
                <text:p>0.838493583168069</text:p>
              </table:table-cell>
              <table:table-cell office:value-type="float" office:value="3.0683242506812">
                <text:p>3.0683242506812</text:p>
              </table:table-cell>
              <table:table-cell office:value-type="float" office:value="1.33258575180727">
                <text:p>1.33258575180727</text:p>
              </table:table-cell>
              <table:table-cell office:value-type="float" office:value="4.46803453731492">
                <text:p>4.46803453731492</text:p>
              </table:table-cell>
              <table:table-cell office:value-type="float" office:value="1.64608234644211">
                <text:p>1.646082346442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786656793502959">
                <text:p>0.786656793502959</text:p>
              </table:table-cell>
              <table:table-cell office:value-type="float" office:value="3.66697647912836">
                <text:p>3.66697647912836</text:p>
              </table:table-cell>
              <table:table-cell office:value-type="float" office:value="1.34044321148398">
                <text:p>1.34044321148398</text:p>
              </table:table-cell>
              <table:table-cell office:value-type="float" office:value="4.30502577143404">
                <text:p>4.30502577143404</text:p>
              </table:table-cell>
              <table:table-cell office:value-type="float" office:value="1.59993802541492">
                <text:p>1.59993802541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94cm" svg:height="14.202cm" xlink:href=".." xlink:type="simple" chart:class="chart:scatter" chart:style-name="ch1">
        <chart:title svg:x="4.941cm" svg:y="0.42cm" chart:style-name="ch2">
          <text:p>Different chunksizes and scheduling techniques</text:p>
        </chart:title>
        <chart:legend chart:legend-position="end" svg:x="16.8cm" svg:y="6.304cm" style:legend-expansion="high" chart:style-name="ch3"/>
        <chart:plot-area chart:style-name="ch4" table:cell-range-address="'Chunk Sizes'.D1:'Chunk Sizes'.D14 'Chunk Sizes'.A2:'Chunk Sizes'.A2 'Chunk Sizes'.E2:'Chunk Sizes'.E14 'Chunk Sizes'.A16:'Chunk Sizes'.A16 'Chunk Sizes'.E16:'Chunk Sizes'.E28 'Chunk Sizes'.A30:'Chunk Sizes'.A30 'Chunk Sizes'.E30:'Chunk Sizes'.E42" chart:data-source-has-labels="both" svg:x="1.398cm" svg:y="2.05cm" svg:width="15.867cm" svg:height="10.884cm">
          <chartooo:coordinate-region svg:x="2.205cm" svg:y="2.25cm" svg:width="14.317cm" svg:height="10.037cm"/>
          <chart:axis chart:dimension="x" chart:name="primary-x" chart:style-name="ch5" chartooo:axis-type="auto">
            <chart:title svg:x="8.467cm" svg:y="13.218cm" chart:style-name="ch6">
              <text:p>Chunk size</text:p>
            </chart:title>
            <chart:categories table:cell-range-address="'Chunk Sizes'.D2:'Chunk Sizes'.D14"/>
          </chart:axis>
          <chart:axis chart:dimension="y" chart:name="primary-y" chart:style-name="ch7">
            <chart:title svg:x="0.449cm" svg:y="8.727cm" chart:style-name="ch8">
              <text:p>Time in seconds</text:p>
            </chart:title>
            <chart:grid chart:style-name="ch9" chart:class="major"/>
          </chart:axis>
          <chart:series chart:style-name="ch10" chart:values-cell-range-address="'Chunk Sizes'.E2:'Chunk Sizes'.E14" chart:label-cell-address="'Chunk Sizes'.A2:'Chunk Sizes'.A2" chart:class="chart:scatter">
            <chart:domain table:cell-range-address="'Chunk Sizes'.D2:'Chunk Sizes'.D14"/>
            <chart:data-point chart:repeated="13"/>
          </chart:series>
          <chart:series chart:style-name="ch11" chart:values-cell-range-address="'Chunk Sizes'.E16:'Chunk Sizes'.E28" chart:label-cell-address="'Chunk Sizes'.A16:'Chunk Sizes'.A16" chart:class="chart:scatter">
            <chart:data-point chart:repeated="13"/>
          </chart:series>
          <chart:series chart:style-name="ch12" chart:values-cell-range-address="'Chunk Sizes'.E30:'Chunk Sizes'.E42" chart:label-cell-address="'Chunk Sizes'.A30:'Chunk Sizes'.A30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Chunk Sizes'.A2:'Chunk Sizes'.A2</svg:desc>
                </draw:g>
              </table:table-cell>
              <table:table-cell office:value-type="string">
                <text:p>Dynamic</text:p>
                <draw:g>
                  <svg:desc>'Chunk Sizes'.A16:'Chunk Sizes'.A16</svg:desc>
                </draw:g>
              </table:table-cell>
              <table:table-cell office:value-type="string">
                <text:p>Guided</text:p>
                <draw:g>
                  <svg:desc>'Chunk Sizes'.A30:'Chunk Sizes'.A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Chunk Sizes'.D2:'Chunk Sizes'.D14</svg:desc>
                </draw:g>
              </table:table-cell>
              <table:table-cell office:value-type="float" office:value="83.102">
                <text:p>83.102</text:p>
                <draw:g>
                  <svg:desc>'Chunk Sizes'.E2:'Chunk Sizes'.E14</svg:desc>
                </draw:g>
              </table:table-cell>
              <table:table-cell office:value-type="float" office:value="NaN">
                <text:p>NaN</text:p>
                <draw:g>
                  <svg:desc>'Chunk Sizes'.E16:'Chunk Sizes'.E28</svg:desc>
                </draw:g>
              </table:table-cell>
              <table:table-cell office:value-type="float" office:value="27.8707">
                <text:p>27.8707</text:p>
                <draw:g>
                  <svg:desc>'Chunk Sizes'.E30:'Chunk Sizes'.E42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4.0987">
                <text:p>64.0987</text:p>
              </table:table-cell>
              <table:table-cell office:value-type="float" office:value="255.298">
                <text:p>255.298</text:p>
              </table:table-cell>
              <table:table-cell office:value-type="float" office:value="26.1388">
                <text:p>26.138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1.6177">
                <text:p>51.6177</text:p>
              </table:table-cell>
              <table:table-cell office:value-type="float" office:value="72.0365">
                <text:p>72.0365</text:p>
              </table:table-cell>
              <table:table-cell office:value-type="float" office:value="26.6074">
                <text:p>26.607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1.4548">
                <text:p>41.4548</text:p>
              </table:table-cell>
              <table:table-cell office:value-type="float" office:value="38.4348">
                <text:p>38.4348</text:p>
              </table:table-cell>
              <table:table-cell office:value-type="float" office:value="27.3169">
                <text:p>27.316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8.8423">
                <text:p>28.8423</text:p>
              </table:table-cell>
              <table:table-cell office:value-type="float" office:value="31.9482">
                <text:p>31.9482</text:p>
              </table:table-cell>
              <table:table-cell office:value-type="float" office:value="26.5854">
                <text:p>26.585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6.0497">
                <text:p>16.0497</text:p>
              </table:table-cell>
              <table:table-cell office:value-type="float" office:value="29.7392">
                <text:p>29.7392</text:p>
              </table:table-cell>
              <table:table-cell office:value-type="float" office:value="26.9193">
                <text:p>26.919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2.8766">
                <text:p>12.8766</text:p>
              </table:table-cell>
              <table:table-cell office:value-type="float" office:value="28.7995">
                <text:p>28.7995</text:p>
              </table:table-cell>
              <table:table-cell office:value-type="float" office:value="26.583">
                <text:p>26.58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3.0075">
                <text:p>13.0075</text:p>
              </table:table-cell>
              <table:table-cell office:value-type="float" office:value="13.0075">
                <text:p>13.0075</text:p>
              </table:table-cell>
              <table:table-cell office:value-type="float" office:value="27.268">
                <text:p>27.268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6.8302">
                <text:p>16.8302</text:p>
              </table:table-cell>
              <table:table-cell office:value-type="float" office:value="31.8409">
                <text:p>31.8409</text:p>
              </table:table-cell>
              <table:table-cell office:value-type="float" office:value="33.185">
                <text:p>33.18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8.9869">
                <text:p>28.9869</text:p>
              </table:table-cell>
              <table:table-cell office:value-type="float" office:value="44.7083">
                <text:p>44.7083</text:p>
              </table:table-cell>
              <table:table-cell office:value-type="float" office:value="45.7112">
                <text:p>45.7112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48.4593">
                <text:p>48.4593</text:p>
              </table:table-cell>
              <table:table-cell office:value-type="float" office:value="61.3492">
                <text:p>61.3492</text:p>
              </table:table-cell>
              <table:table-cell office:value-type="float" office:value="59.7761">
                <text:p>59.776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65.8169">
                <text:p>65.8169</text:p>
              </table:table-cell>
              <table:table-cell office:value-type="float" office:value="73.167">
                <text:p>73.167</text:p>
              </table:table-cell>
              <table:table-cell office:value-type="float" office:value="73.547">
                <text:p>73.547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65.5102">
                <text:p>65.5102</text:p>
              </table:table-cell>
              <table:table-cell office:value-type="float" office:value="73.8476">
                <text:p>73.8476</text:p>
              </table:table-cell>
              <table:table-cell office:value-type="float" office:value="73.585">
                <text:p>73.5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